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96.81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salt</text:p>
          </table:table-cell>
          <table:table-cell office:value-type="float" office:value="8964000090220" calcext:value-type="float">
            <text:p>89640000902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french cheese</text:p>
          </table:table-cell>
          <table:table-cell office:value-type="float" office:value="8964000090251" calcext:value-type="float">
            <text:p>896400009025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french cheese</text:p>
          </table:table-cell>
          <table:table-cell office:value-type="float" office:value="8964000090619" calcext:value-type="float">
            <text:p>89640000906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masala</text:p>
          </table:table-cell>
          <table:table-cell office:value-type="float" office:value="8964000090602" calcext:value-type="float">
            <text:p>896400009060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red chilli jhatka)</text:p>
          </table:table-cell>
          <table:table-cell office:value-type="float" office:value="8964000102992" calcext:value-type="float">
            <text:p>896400010299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yogurt &amp; herb)</text:p>
          </table:table-cell>
          <table:table-cell office:value-type="float" office:value="8964000103784" calcext:value-type="float">
            <text:p>896400010378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paprika)</text:p>
          </table:table-cell>
          <table:table-cell office:value-type="float" office:value="8964000102626" calcext:value-type="float">
            <text:p>896400010262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leez (catchy ketchup)</text:p>
          </table:table-cell>
          <table:table-cell office:value-type="float" office:value="870572008274" calcext:value-type="float">
            <text:p>87057200827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french cheese(big bang)</text:p>
          </table:table-cell>
          <table:table-cell office:value-type="float" office:value="8964000090282" calcext:value-type="float">
            <text:p>89640000902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yogurt &amp; herb)</text:p>
          </table:table-cell>
          <table:table-cell office:value-type="float" office:value="8964000103791" calcext:value-type="float">
            <text:p>896400010379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paprika)</text:p>
          </table:table-cell>
          <table:table-cell office:value-type="float" office:value="8964000102633" calcext:value-type="float">
            <text:p>896400010263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mirchi masala)</text:p>
          </table:table-cell>
          <table:table-cell office:value-type="float" office:value="870572005150" calcext:value-type="float">
            <text:p>87057200515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french cheese(party’s on)</text:p>
          </table:table-cell>
          <table:table-cell office:value-type="float" office:value="8964000090329" calcext:value-type="float">
            <text:p>896400009032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(classic)</text:p>
          </table:table-cell>
          <table:table-cell office:value-type="float" office:value="8964000090299" calcext:value-type="float">
            <text:p>896400009029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masala)</text:p>
          </table:table-cell>
          <table:table-cell office:value-type="float" office:value="8964000090343" calcext:value-type="float">
            <text:p>89640000903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 (bbq steak &amp; cheese dip)</text:p>
          </table:table-cell>
          <table:table-cell office:value-type="float" office:value="8964002347032" calcext:value-type="float">
            <text:p>89640023470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ys(masala)</text:p>
          </table:table-cell>
          <table:table-cell office:value-type="float" office:value="8964000090343" calcext:value-type="float">
            <text:p>89640000903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leez (catchy ketchup)</text:p>
          </table:table-cell>
          <table:table-cell office:value-type="float" office:value="870572006126" calcext:value-type="float">
            <text:p>87057200612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chutyney chaska)</text:p>
          </table:table-cell>
          <table:table-cell office:value-type="float" office:value="8964000090565" calcext:value-type="float">
            <text:p>896400009056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red chilli)</text:p>
          </table:table-cell>
          <table:table-cell office:value-type="float" office:value="8964000090558" calcext:value-type="float">
            <text:p>896400009055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red chilli)</text:p>
          </table:table-cell>
          <table:table-cell office:value-type="float" office:value="8964000090664" calcext:value-type="float">
            <text:p>89640000906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chutyney chaska)</text:p>
          </table:table-cell>
          <table:table-cell office:value-type="float" office:value="8964000090657" calcext:value-type="float">
            <text:p>896400009065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kure (red chilli)</text:p>
          </table:table-cell>
          <table:table-cell office:value-type="float" office:value="8964000102992" calcext:value-type="float">
            <text:p>896400010299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leez (mirchi masala)</text:p>
          </table:table-cell>
          <table:table-cell office:value-type="float" office:value="870572008267" calcext:value-type="float">
            <text:p>8705720082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leez (mirchi masala)</text:p>
          </table:table-cell>
          <table:table-cell office:value-type="float" office:value="8705720005657" calcext:value-type="float">
            <text:p>870572000565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ta(orange flavor 500mg)</text:p>
          </table:table-cell>
          <table:table-cell office:value-type="float" office:value="40822938" calcext:value-type="float">
            <text:p>4082293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rte(500ml)</text:p>
          </table:table-cell>
          <table:table-cell office:value-type="float" office:value="54491069" calcext:value-type="float">
            <text:p>54491069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acola(500ml)</text:p>
          </table:table-cell>
          <table:table-cell office:value-type="float" office:value="54491472" calcext:value-type="float">
            <text:p>5449147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acola(1 litre)</text:p>
          </table:table-cell>
          <table:table-cell office:value-type="float" office:value="5449000054227" calcext:value-type="float">
            <text:p>5449000054227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rte(1 litre)</text:p>
          </table:table-cell>
          <table:table-cell office:value-type="float" office:value="5449000050939" calcext:value-type="float">
            <text:p>544900005093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ta(orange flavor 1 litre)</text:p>
          </table:table-cell>
          <table:table-cell office:value-type="float" office:value="5449000006271" calcext:value-type="float">
            <text:p>544900000627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acola(2.25 litre)</text:p>
          </table:table-cell>
          <table:table-cell office:value-type="float" office:value="5449000025173" calcext:value-type="float">
            <text:p>544900002517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inda(2.25 litre)</text:p>
          </table:table-cell>
          <table:table-cell office:value-type="float" office:value="8964000101322" calcext:value-type="float">
            <text:p>8964000101322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rte(2.25 litre)</text:p>
          </table:table-cell>
          <table:table-cell office:value-type="float" office:value="5449000034137" calcext:value-type="float">
            <text:p>5449000034137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rte(1.5 litre)</text:p>
          </table:table-cell>
          <table:table-cell office:value-type="float" office:value="5449000012203" calcext:value-type="float">
            <text:p>5449000012203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acola(1.5 litre)</text:p>
          </table:table-cell>
          <table:table-cell office:value-type="float" office:value="5449000051981" calcext:value-type="float">
            <text:p>544900005198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ta(orange flavor 1.5 litre)</text:p>
          </table:table-cell>
          <table:table-cell office:value-type="float" office:value="5449000052926" calcext:value-type="float">
            <text:p>5449000052926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ice(1 litre)</text:p>
          </table:table-cell>
          <table:table-cell office:value-type="float" office:value="8964000101414" calcext:value-type="float">
            <text:p>896400010141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ng(500ml)</text:p>
          </table:table-cell>
          <table:table-cell office:value-type="float" office:value="8964000101704" calcext:value-type="float">
            <text:p>896400010170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ola(cream soda 1.5 litre)</text:p>
          </table:table-cell>
          <table:table-cell office:value-type="float" office:value="8964001118107" calcext:value-type="float">
            <text:p>896400111810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ola(cream soda 500ml)</text:p>
          </table:table-cell>
          <table:table-cell office:value-type="float" office:value="34899916000811" calcext:value-type="float">
            <text:p>3489991600081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 anaar(1500ml)</text:p>
          </table:table-cell>
          <table:table-cell office:value-type="float" office:value="8964000033111" calcext:value-type="float">
            <text:p>896400003311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gg applle(1.5 litre)</text:p>
          </table:table-cell>
          <table:table-cell office:value-type="float" office:value="894559000280" calcext:value-type="float">
            <text:p>89455900028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sani(500ml)</text:p>
          </table:table-cell>
          <table:table-cell office:value-type="float" office:value="87303322" calcext:value-type="float">
            <text:p>873033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pure life(nestle 0.5l)</text:p>
          </table:table-cell>
          <table:table-cell office:value-type="float" office:value="8961008212272" calcext:value-type="float">
            <text:p>8961008212272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re life(nestle 1.5 litre)</text:p>
          </table:table-cell>
          <table:table-cell office:value-type="float" office:value="8961008212289" calcext:value-type="float">
            <text:p>896100821228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sani(1.5 litre)</text:p>
          </table:table-cell>
          <table:table-cell office:value-type="float" office:value="5449000098504" calcext:value-type="float">
            <text:p>544900009850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re life(nestle 5 litre)</text:p>
          </table:table-cell>
          <table:table-cell office:value-type="float" office:value="8961008212296" calcext:value-type="float">
            <text:p>8961008212296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untain due(250ml)</text:p>
          </table:table-cell>
          <table:table-cell office:value-type="float" office:value="8964000101513" calcext:value-type="float">
            <text:p>89640001015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psi(250ml)</text:p>
          </table:table-cell>
          <table:table-cell office:value-type="float" office:value="8964000101476" calcext:value-type="float">
            <text:p>89640001014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up(250ml)</text:p>
          </table:table-cell>
          <table:table-cell office:value-type="float" office:value="8964000101582" calcext:value-type="float">
            <text:p>896400010158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anda(250ml)</text:p>
          </table:table-cell>
          <table:table-cell office:value-type="float" office:value="8964000101506" calcext:value-type="float">
            <text:p>896400010150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iner(red apple)</text:p>
          </table:table-cell>
          <table:table-cell office:value-type="float" office:value="8850135576114" calcext:value-type="float">
            <text:p>885013557611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iner(pine apple)</text:p>
          </table:table-cell>
          <table:table-cell office:value-type="float" office:value="8850135557779" calcext:value-type="float">
            <text:p>8850135557779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iner(strawberry)</text:p>
          </table:table-cell>
          <table:table-cell office:value-type="float" office:value="8850135557335" calcext:value-type="float">
            <text:p>885013555733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iner(mango)</text:p>
          </table:table-cell>
          <table:table-cell office:value-type="float" office:value="8850135557229" calcext:value-type="float">
            <text:p>8850135557229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chi(285ml)</text:p>
          </table:table-cell>
          <table:table-cell office:value-type="float" office:value="7056324907856" calcext:value-type="float">
            <text:p>705632490785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ican(pomegranate flavor)</text:p>
          </table:table-cell>
          <table:table-cell office:value-type="float" office:value="6281034904456" calcext:value-type="float">
            <text:p>628103490445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ican(peach flavor)</text:p>
          </table:table-cell>
          <table:table-cell office:value-type="float" office:value="6281034900601" calcext:value-type="float">
            <text:p>6281034900601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ican(strawberry flavor)</text:p>
          </table:table-cell>
          <table:table-cell office:value-type="float" office:value="6281034900601" calcext:value-type="float">
            <text:p>628103490060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 seed drink( 290ml)</text:p>
          </table:table-cell>
          <table:table-cell office:value-type="float" office:value="6262671100081" calcext:value-type="float">
            <text:p>626267110008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 bull(250ml)</text:p>
          </table:table-cell>
          <table:table-cell office:value-type="float" office:value="90162602" calcext:value-type="float">
            <text:p>90162602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pomegranate 1 litre)</text:p>
          </table:table-cell>
          <table:table-cell office:value-type="float" office:value="8961008211176" calcext:value-type="float">
            <text:p>8961008211176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red grapes 1 litre)</text:p>
          </table:table-cell>
          <table:table-cell office:value-type="float" office:value="8961008211237" calcext:value-type="float">
            <text:p>896100821123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apple nectar 1 litre)</text:p>
          </table:table-cell>
          <table:table-cell office:value-type="float" office:value="8961008211220" calcext:value-type="float">
            <text:p>89610082112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ice(355ml)</text:p>
          </table:table-cell>
          <table:table-cell office:value-type="float" office:value="8964000101421" calcext:value-type="float">
            <text:p>896400010142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i float(peach flavor 240ml)</text:p>
          </table:table-cell>
          <table:table-cell office:value-type="float" office:value="6261422500095" calcext:value-type="float">
            <text:p>626142250009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i float(mango flavor 240ml)</text:p>
          </table:table-cell>
          <table:table-cell office:value-type="float" office:value="6261422501238" calcext:value-type="float">
            <text:p>626142250123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 anaar(500ml)</text:p>
          </table:table-cell>
          <table:table-cell office:value-type="float" office:value="8964000031261" calcext:value-type="float">
            <text:p>896400003126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gg applle(500ml)</text:p>
          </table:table-cell>
          <table:table-cell office:value-type="float" office:value="1860074051716" calcext:value-type="float">
            <text:p>18600740517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red grapes juice)</text:p>
          </table:table-cell>
          <table:table-cell office:value-type="float" office:value="8961008202136" calcext:value-type="float">
            <text:p>896100820213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apple nectar juice)</text:p>
          </table:table-cell>
          <table:table-cell office:value-type="float" office:value="8961008202129" calcext:value-type="float">
            <text:p>896100820212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pine apple juice)</text:p>
          </table:table-cell>
          <table:table-cell office:value-type="float" office:value="8961008202143" calcext:value-type="float">
            <text:p>896100820214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peach juice )</text:p>
          </table:table-cell>
          <table:table-cell office:value-type="float" office:value="8961008213897" calcext:value-type="float">
            <text:p>8961008213897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a vitals(chaunsa juice)</text:p>
          </table:table-cell>
          <table:table-cell office:value-type="float" office:value="8961008209890" calcext:value-type="float">
            <text:p>896100820989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ola(juice 250ml)</text:p>
          </table:table-cell>
          <table:table-cell office:value-type="float" office:value="8964000263174" calcext:value-type="float">
            <text:p>8964000263174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aar(juice 200ml)</text:p>
          </table:table-cell>
          <table:table-cell office:value-type="float" office:value="8964001292326" calcext:value-type="float">
            <text:p>89640012923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fruta(juice 200 ml)</text:p>
          </table:table-cell>
          <table:table-cell office:value-type="float" office:value="8961008214962" calcext:value-type="float">
            <text:p>896100821496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8:49:27.33857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2:30:17.350246761</meta:creation-date>
    <dc:date>2019-10-26T09:27:23.589252720</dc:date>
    <meta:editing-duration>PT1H41M56S</meta:editing-duration>
    <meta:editing-cycles>173</meta:editing-cycles>
    <meta:generator>LibreOffice/6.0.7.3$Linux_X86_64 LibreOffice_project/00m0$Build-3</meta:generator>
    <meta:document-statistic meta:table-count="1" meta:cell-count="316" meta:object-count="0"/>
  </office:meta>
</office:document-meta>
</file>